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0mm" svg:height="90.04mm" svg:x="365.14mm" svg:y="0mm">
            <draw:object draw:notify-on-update-of-ranges="Sheet1.A1:Sheet1.A1 Sheet1.A2:Sheet1.A49 Sheet1.B1:Sheet1.B1 Sheet1.B2:Sheet1.B49 Sheet1.C1:Sheet1.C1 Sheet1.C2:Sheet1.C4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365.43mm" svg:y="93.77mm">
            <draw:object draw:notify-on-update-of-ranges="Sheet1.E1:Sheet1.E1 Sheet1.E2:Sheet1.E49 Sheet1.F1:Sheet1.F1 Sheet1.F2:Sheet1.F49 Sheet1.G1:Sheet1.G1 Sheet1.G2:Sheet1.G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4mm" svg:x="368.5mm" svg:y="186.19mm">
            <draw:object draw:notify-on-update-of-ranges="Sheet1.I1:Sheet1.I1 Sheet1.I2:Sheet1.I49 Sheet1.J1:Sheet1.J1 Sheet1.J2:Sheet1.J49 Sheet1.K1:Sheet1.K1 Sheet1.K2:Sheet1.K4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nstance 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Pyasukp In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Pyasukp Ex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Pyasukp Max Memory Use (Kb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opt</text:p>
          </table:table-cell>
          <table:table-cell table:style-name="Default"/>
        </table:table-row>
        <table:table-row table:style-name="ro1">
          <table:table-cell office:value-type="string" calcext:value-type="string">
            <text:p>n10000wmin1000.ukp</text:p>
          </table:table-cell>
          <table:table-cell office:value-type="float" office:value="0.447766" calcext:value-type="float">
            <text:p>0.447766</text:p>
          </table:table-cell>
          <table:table-cell office:value-type="float" office:value="7.32" calcext:value-type="float">
            <text:p>7.32</text:p>
          </table:table-cell>
          <table:table-cell/>
          <table:table-cell office:value-type="string" calcext:value-type="string">
            <text:p>n10000wmin1000.ukp</text:p>
          </table:table-cell>
          <table:table-cell office:value-type="float" office:value="0.46" calcext:value-type="float">
            <text:p>0.46</text:p>
          </table:table-cell>
          <table:table-cell office:value-type="float" office:value="7.32" calcext:value-type="float">
            <text:p>7.32</text:p>
          </table:table-cell>
          <table:table-cell/>
          <table:table-cell office:value-type="string" calcext:value-type="string">
            <text:p>n10000wmin1000.ukp</text:p>
          </table:table-cell>
          <table:table-cell office:value-type="float" office:value="3129980" calcext:value-type="float">
            <text:p>3129980</text:p>
          </table:table-cell>
          <table:table-cell office:value-type="float" office:value="42700" calcext:value-type="float">
            <text:p>42700</text:p>
          </table:table-cell>
          <table:table-cell/>
          <table:table-cell office:value-type="string" calcext:value-type="string">
            <text:p>n10000wmin1000.ukp</text:p>
          </table:table-cell>
          <table:table-cell table:number-columns-repeated="2" office:value-type="float" office:value="396226198" calcext:value-type="float">
            <text:p>396226198</text:p>
          </table:table-cell>
          <table:table-cell table:formula="of:=([.N2] = [.O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100.ukp</text:p>
          </table:table-cell>
          <table:table-cell office:value-type="float" office:value="0.326215" calcext:value-type="float">
            <text:p>0.32621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n10000wmin100.ukp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10000wmin100.ukp</text:p>
          </table:table-cell>
          <table:table-cell office:value-type="float" office:value="3130152" calcext:value-type="float">
            <text:p>3130152</text:p>
          </table:table-cell>
          <table:table-cell office:value-type="float" office:value="8268" calcext:value-type="float">
            <text:p>8268</text:p>
          </table:table-cell>
          <table:table-cell/>
          <table:table-cell office:value-type="string" calcext:value-type="string">
            <text:p>n10000wmin100.ukp</text:p>
          </table:table-cell>
          <table:table-cell table:number-columns-repeated="2" office:value-type="float" office:value="401426478" calcext:value-type="float">
            <text:p>401426478</text:p>
          </table:table-cell>
          <table:table-cell table:formula="of:=([.N3] = [.O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10.ukp</text:p>
          </table:table-cell>
          <table:table-cell office:value-type="float" office:value="0.308783" calcext:value-type="float">
            <text:p>0.30878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0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0.ukp</text:p>
          </table:table-cell>
          <table:table-cell office:value-type="float" office:value="3130144" calcext:value-type="float">
            <text:p>3130144</text:p>
          </table:table-cell>
          <table:table-cell office:value-type="float" office:value="5244" calcext:value-type="float">
            <text:p>5244</text:p>
          </table:table-cell>
          <table:table-cell/>
          <table:table-cell office:value-type="string" calcext:value-type="string">
            <text:p>n10000wmin10.ukp</text:p>
          </table:table-cell>
          <table:table-cell table:number-columns-repeated="2" office:value-type="float" office:value="558139495" calcext:value-type="float">
            <text:p>558139495</text:p>
          </table:table-cell>
          <table:table-cell table:formula="of:=([.N4] = [.O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1.ukp</text:p>
          </table:table-cell>
          <table:table-cell office:value-type="float" office:value="0.310293" calcext:value-type="float">
            <text:p>0.310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.ukp</text:p>
          </table:table-cell>
          <table:table-cell office:value-type="float" office:value="3129916" calcext:value-type="float">
            <text:p>3129916</text:p>
          </table:table-cell>
          <table:table-cell office:value-type="float" office:value="5272" calcext:value-type="float">
            <text:p>5272</text:p>
          </table:table-cell>
          <table:table-cell/>
          <table:table-cell office:value-type="string" calcext:value-type="string">
            <text:p>n10000wmin1.ukp</text:p>
          </table:table-cell>
          <table:table-cell table:number-columns-repeated="2" office:value-type="float" office:value="3400000000" calcext:value-type="float">
            <text:p>3400000000</text:p>
          </table:table-cell>
          <table:table-cell table:formula="of:=([.N5] = [.O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000.ukp</text:p>
          </table:table-cell>
          <table:table-cell office:value-type="float" office:value="0.577161" calcext:value-type="float">
            <text:p>0.577161</text:p>
          </table:table-cell>
          <table:table-cell office:value-type="float" office:value="10.18666" calcext:value-type="float">
            <text:p>10.18666</text:p>
          </table:table-cell>
          <table:table-cell/>
          <table:table-cell office:value-type="string" calcext:value-type="string">
            <text:p>n10000wmin3000.ukp</text:p>
          </table:table-cell>
          <table:table-cell office:value-type="float" office:value="0.58" calcext:value-type="float">
            <text:p>0.58</text:p>
          </table:table-cell>
          <table:table-cell office:value-type="float" office:value="10.21" calcext:value-type="float">
            <text:p>10.21</text:p>
          </table:table-cell>
          <table:table-cell/>
          <table:table-cell office:value-type="string" calcext:value-type="string">
            <text:p>n10000wmin3000.ukp</text:p>
          </table:table-cell>
          <table:table-cell office:value-type="float" office:value="3129980" calcext:value-type="float">
            <text:p>3129980</text:p>
          </table:table-cell>
          <table:table-cell office:value-type="float" office:value="305508" calcext:value-type="float">
            <text:p>305508</text:p>
          </table:table-cell>
          <table:table-cell/>
          <table:table-cell office:value-type="string" calcext:value-type="string">
            <text:p>n10000wmin3000.ukp</text:p>
          </table:table-cell>
          <table:table-cell table:number-columns-repeated="2" office:value-type="float" office:value="392348789" calcext:value-type="float">
            <text:p>392348789</text:p>
          </table:table-cell>
          <table:table-cell table:formula="of:=([.N6] = [.O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00.ukp</text:p>
          </table:table-cell>
          <table:table-cell office:value-type="float" office:value="0.441988" calcext:value-type="float">
            <text:p>0.441988</text:p>
          </table:table-cell>
          <table:table-cell office:value-type="float" office:value="3.28333" calcext:value-type="float">
            <text:p>3.28333</text:p>
          </table:table-cell>
          <table:table-cell/>
          <table:table-cell office:value-type="string" calcext:value-type="string">
            <text:p>n10000wmin300.ukp</text:p>
          </table:table-cell>
          <table:table-cell office:value-type="float" office:value="0.45" calcext:value-type="float">
            <text:p>0.45</text:p>
          </table:table-cell>
          <table:table-cell office:value-type="float" office:value="3.28" calcext:value-type="float">
            <text:p>3.28</text:p>
          </table:table-cell>
          <table:table-cell/>
          <table:table-cell office:value-type="string" calcext:value-type="string">
            <text:p>n10000wmin300.ukp</text:p>
          </table:table-cell>
          <table:table-cell office:value-type="float" office:value="3130124" calcext:value-type="float">
            <text:p>3130124</text:p>
          </table:table-cell>
          <table:table-cell office:value-type="float" office:value="27316" calcext:value-type="float">
            <text:p>27316</text:p>
          </table:table-cell>
          <table:table-cell/>
          <table:table-cell office:value-type="string" calcext:value-type="string">
            <text:p>n10000wmin300.ukp</text:p>
          </table:table-cell>
          <table:table-cell table:number-columns-repeated="2" office:value-type="float" office:value="399695900" calcext:value-type="float">
            <text:p>399695900</text:p>
          </table:table-cell>
          <table:table-cell table:formula="of:=([.N7] = [.O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0.ukp</text:p>
          </table:table-cell>
          <table:table-cell office:value-type="float" office:value="0.322233" calcext:value-type="float">
            <text:p>0.322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0.ukp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0.ukp</text:p>
          </table:table-cell>
          <table:table-cell office:value-type="float" office:value="3130092" calcext:value-type="float">
            <text:p>3130092</text:p>
          </table:table-cell>
          <table:table-cell office:value-type="float" office:value="5144" calcext:value-type="float">
            <text:p>5144</text:p>
          </table:table-cell>
          <table:table-cell/>
          <table:table-cell office:value-type="string" calcext:value-type="string">
            <text:p>n10000wmin30.ukp</text:p>
          </table:table-cell>
          <table:table-cell table:number-columns-repeated="2" office:value-type="float" office:value="626086899" calcext:value-type="float">
            <text:p>626086899</text:p>
          </table:table-cell>
          <table:table-cell table:formula="of:=([.N8] = [.O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.ukp</text:p>
          </table:table-cell>
          <table:table-cell office:value-type="float" office:value="0.325297" calcext:value-type="float">
            <text:p>0.325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.ukp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.ukp</text:p>
          </table:table-cell>
          <table:table-cell office:value-type="float" office:value="3130116" calcext:value-type="float">
            <text:p>3130116</text:p>
          </table:table-cell>
          <table:table-cell office:value-type="float" office:value="5144" calcext:value-type="float">
            <text:p>5144</text:p>
          </table:table-cell>
          <table:table-cell/>
          <table:table-cell office:value-type="string" calcext:value-type="string">
            <text:p>n10000wmin3.ukp</text:p>
          </table:table-cell>
          <table:table-cell table:number-columns-repeated="2" office:value-type="float" office:value="4499999955" calcext:value-type="float">
            <text:p>4499999955</text:p>
          </table:table-cell>
          <table:table-cell table:formula="of:=([.N9] = [.O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000.ukp</text:p>
          </table:table-cell>
          <table:table-cell office:value-type="float" office:value="0.548645" calcext:value-type="float">
            <text:p>0.548645</text:p>
          </table:table-cell>
          <table:table-cell office:value-type="float" office:value="7.15333" calcext:value-type="float">
            <text:p>7.15333</text:p>
          </table:table-cell>
          <table:table-cell/>
          <table:table-cell office:value-type="string" calcext:value-type="string">
            <text:p>n15000wmin1000.ukp</text:p>
          </table:table-cell>
          <table:table-cell office:value-type="float" office:value="0.56" calcext:value-type="float">
            <text:p>0.56</text:p>
          </table:table-cell>
          <table:table-cell office:value-type="float" office:value="7.16" calcext:value-type="float">
            <text:p>7.16</text:p>
          </table:table-cell>
          <table:table-cell/>
          <table:table-cell office:value-type="string" calcext:value-type="string">
            <text:p>n15000wmin1000.ukp</text:p>
          </table:table-cell>
          <table:table-cell office:value-type="float" office:value="3130136" calcext:value-type="float">
            <text:p>3130136</text:p>
          </table:table-cell>
          <table:table-cell office:value-type="float" office:value="26432" calcext:value-type="float">
            <text:p>26432</text:p>
          </table:table-cell>
          <table:table-cell/>
          <table:table-cell office:value-type="string" calcext:value-type="string">
            <text:p>n15000wmin1000.ukp</text:p>
          </table:table-cell>
          <table:table-cell table:number-columns-repeated="2" office:value-type="float" office:value="397622633" calcext:value-type="float">
            <text:p>397622633</text:p>
          </table:table-cell>
          <table:table-cell table:formula="of:=([.N10] = [.O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00.ukp</text:p>
          </table:table-cell>
          <table:table-cell office:value-type="float" office:value="0.308477" calcext:value-type="float">
            <text:p>0.30847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15000wmin100.ukp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15000wmin100.ukp</text:p>
          </table:table-cell>
          <table:table-cell office:value-type="float" office:value="3130320" calcext:value-type="float">
            <text:p>3130320</text:p>
          </table:table-cell>
          <table:table-cell office:value-type="float" office:value="5412" calcext:value-type="float">
            <text:p>5412</text:p>
          </table:table-cell>
          <table:table-cell/>
          <table:table-cell office:value-type="string" calcext:value-type="string">
            <text:p>n15000wmin100.ukp</text:p>
          </table:table-cell>
          <table:table-cell table:number-columns-repeated="2" office:value-type="float" office:value="468656487" calcext:value-type="float">
            <text:p>468656487</text:p>
          </table:table-cell>
          <table:table-cell table:formula="of:=([.N11] = [.O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0.ukp</text:p>
          </table:table-cell>
          <table:table-cell office:value-type="float" office:value="0.306645" calcext:value-type="float">
            <text:p>0.30664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10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10.ukp</text:p>
          </table:table-cell>
          <table:table-cell office:value-type="float" office:value="3130104" calcext:value-type="float">
            <text:p>3130104</text:p>
          </table:table-cell>
          <table:table-cell office:value-type="float" office:value="5516" calcext:value-type="float">
            <text:p>5516</text:p>
          </table:table-cell>
          <table:table-cell/>
          <table:table-cell office:value-type="string" calcext:value-type="string">
            <text:p>n15000wmin10.ukp</text:p>
          </table:table-cell>
          <table:table-cell table:number-columns-repeated="2" office:value-type="float" office:value="779660990" calcext:value-type="float">
            <text:p>779660990</text:p>
          </table:table-cell>
          <table:table-cell table:formula="of:=([.N12] = [.O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.ukp</text:p>
          </table:table-cell>
          <table:table-cell office:value-type="float" office:value="0.310804" calcext:value-type="float">
            <text:p>0.31080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1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1.ukp</text:p>
          </table:table-cell>
          <table:table-cell office:value-type="float" office:value="3130312" calcext:value-type="float">
            <text:p>3130312</text:p>
          </table:table-cell>
          <table:table-cell office:value-type="float" office:value="7308" calcext:value-type="float">
            <text:p>7308</text:p>
          </table:table-cell>
          <table:table-cell/>
          <table:table-cell office:value-type="string" calcext:value-type="string">
            <text:p>n15000wmin1.ukp</text:p>
          </table:table-cell>
          <table:table-cell table:number-columns-repeated="2" office:value-type="float" office:value="600000000" calcext:value-type="float">
            <text:p>600000000</text:p>
          </table:table-cell>
          <table:table-cell table:formula="of:=([.N13] = [.O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000.ukp</text:p>
          </table:table-cell>
          <table:table-cell office:value-type="float" office:value="0.535461" calcext:value-type="float">
            <text:p>0.535461</text:p>
          </table:table-cell>
          <table:table-cell office:value-type="float" office:value="10.64667" calcext:value-type="float">
            <text:p>10.64667</text:p>
          </table:table-cell>
          <table:table-cell/>
          <table:table-cell office:value-type="string" calcext:value-type="string">
            <text:p>n15000wmin3000.ukp</text:p>
          </table:table-cell>
          <table:table-cell office:value-type="float" office:value="0.55" calcext:value-type="float">
            <text:p>0.55</text:p>
          </table:table-cell>
          <table:table-cell office:value-type="float" office:value="10.66" calcext:value-type="float">
            <text:p>10.66</text:p>
          </table:table-cell>
          <table:table-cell/>
          <table:table-cell office:value-type="string" calcext:value-type="string">
            <text:p>n15000wmin3000.ukp</text:p>
          </table:table-cell>
          <table:table-cell office:value-type="float" office:value="3130336" calcext:value-type="float">
            <text:p>3130336</text:p>
          </table:table-cell>
          <table:table-cell office:value-type="float" office:value="33328" calcext:value-type="float">
            <text:p>33328</text:p>
          </table:table-cell>
          <table:table-cell/>
          <table:table-cell office:value-type="string" calcext:value-type="string">
            <text:p>n15000wmin3000.ukp</text:p>
          </table:table-cell>
          <table:table-cell table:number-columns-repeated="2" office:value-type="float" office:value="389452929" calcext:value-type="float">
            <text:p>389452929</text:p>
          </table:table-cell>
          <table:table-cell table:formula="of:=([.N14] = [.O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00.ukp</text:p>
          </table:table-cell>
          <table:table-cell office:value-type="float" office:value="0.414534" calcext:value-type="float">
            <text:p>0.414534</text:p>
          </table:table-cell>
          <table:table-cell office:value-type="float" office:value="1.16333" calcext:value-type="float">
            <text:p>1.16333</text:p>
          </table:table-cell>
          <table:table-cell/>
          <table:table-cell office:value-type="string" calcext:value-type="string">
            <text:p>n15000wmin300.ukp</text:p>
          </table:table-cell>
          <table:table-cell office:value-type="float" office:value="0.43" calcext:value-type="float">
            <text:p>0.43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n15000wmin300.ukp</text:p>
          </table:table-cell>
          <table:table-cell office:value-type="float" office:value="3130320" calcext:value-type="float">
            <text:p>3130320</text:p>
          </table:table-cell>
          <table:table-cell office:value-type="float" office:value="27988" calcext:value-type="float">
            <text:p>27988</text:p>
          </table:table-cell>
          <table:table-cell/>
          <table:table-cell office:value-type="string" calcext:value-type="string">
            <text:p>n15000wmin300.ukp</text:p>
          </table:table-cell>
          <table:table-cell table:number-columns-repeated="2" office:value-type="float" office:value="405328627" calcext:value-type="float">
            <text:p>405328627</text:p>
          </table:table-cell>
          <table:table-cell table:formula="of:=([.N15] = [.O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0.ukp</text:p>
          </table:table-cell>
          <table:table-cell office:value-type="float" office:value="0.307747" calcext:value-type="float">
            <text:p>0.30774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30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30.ukp</text:p>
          </table:table-cell>
          <table:table-cell office:value-type="float" office:value="3130184" calcext:value-type="float">
            <text:p>3130184</text:p>
          </table:table-cell>
          <table:table-cell office:value-type="float" office:value="5552" calcext:value-type="float">
            <text:p>5552</text:p>
          </table:table-cell>
          <table:table-cell/>
          <table:table-cell office:value-type="string" calcext:value-type="string">
            <text:p>n15000wmin30.ukp</text:p>
          </table:table-cell>
          <table:table-cell table:number-columns-repeated="2" office:value-type="float" office:value="502222202" calcext:value-type="float">
            <text:p>502222202</text:p>
          </table:table-cell>
          <table:table-cell table:formula="of:=([.N16] = [.O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.ukp</text:p>
          </table:table-cell>
          <table:table-cell office:value-type="float" office:value="0.306926" calcext:value-type="float">
            <text:p>0.30692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3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3.ukp</text:p>
          </table:table-cell>
          <table:table-cell office:value-type="float" office:value="3130372" calcext:value-type="float">
            <text:p>3130372</text:p>
          </table:table-cell>
          <table:table-cell office:value-type="float" office:value="5508" calcext:value-type="float">
            <text:p>5508</text:p>
          </table:table-cell>
          <table:table-cell/>
          <table:table-cell office:value-type="string" calcext:value-type="string">
            <text:p>n15000wmin3.ukp</text:p>
          </table:table-cell>
          <table:table-cell table:number-columns-repeated="2" office:value-type="float" office:value="700000000" calcext:value-type="float">
            <text:p>700000000</text:p>
          </table:table-cell>
          <table:table-cell table:formula="of:=([.N17] = [.O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000.ukp</text:p>
          </table:table-cell>
          <table:table-cell office:value-type="float" office:value="0.661118" calcext:value-type="float">
            <text:p>0.661118</text:p>
          </table:table-cell>
          <table:table-cell office:value-type="float" office:value="17.07333" calcext:value-type="float">
            <text:p>17.07333</text:p>
          </table:table-cell>
          <table:table-cell/>
          <table:table-cell office:value-type="string" calcext:value-type="string">
            <text:p>n20000wmin1000.ukp</text:p>
          </table:table-cell>
          <table:table-cell office:value-type="float" office:value="0.68" calcext:value-type="float">
            <text:p>0.68</text:p>
          </table:table-cell>
          <table:table-cell office:value-type="float" office:value="17.08" calcext:value-type="float">
            <text:p>17.08</text:p>
          </table:table-cell>
          <table:table-cell/>
          <table:table-cell office:value-type="string" calcext:value-type="string">
            <text:p>n20000wmin1000.ukp</text:p>
          </table:table-cell>
          <table:table-cell office:value-type="float" office:value="3130312" calcext:value-type="float">
            <text:p>3130312</text:p>
          </table:table-cell>
          <table:table-cell office:value-type="float" office:value="109368" calcext:value-type="float">
            <text:p>109368</text:p>
          </table:table-cell>
          <table:table-cell/>
          <table:table-cell office:value-type="string" calcext:value-type="string">
            <text:p>n20000wmin1000.ukp</text:p>
          </table:table-cell>
          <table:table-cell table:number-columns-repeated="2" office:value-type="float" office:value="396084603" calcext:value-type="float">
            <text:p>396084603</text:p>
          </table:table-cell>
          <table:table-cell table:formula="of:=([.N18] = [.O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00.ukp</text:p>
          </table:table-cell>
          <table:table-cell office:value-type="float" office:value="0.337972" calcext:value-type="float">
            <text:p>0.337972</text:p>
          </table:table-cell>
          <table:table-cell office:value-type="float" office:value="0.05333" calcext:value-type="float">
            <text:p>0.05333</text:p>
          </table:table-cell>
          <table:table-cell/>
          <table:table-cell office:value-type="string" calcext:value-type="string">
            <text:p>n20000wmin100.ukp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n20000wmin100.ukp</text:p>
          </table:table-cell>
          <table:table-cell office:value-type="float" office:value="3130356" calcext:value-type="float">
            <text:p>3130356</text:p>
          </table:table-cell>
          <table:table-cell office:value-type="float" office:value="8908" calcext:value-type="float">
            <text:p>8908</text:p>
          </table:table-cell>
          <table:table-cell/>
          <table:table-cell office:value-type="string" calcext:value-type="string">
            <text:p>n20000wmin100.ukp</text:p>
          </table:table-cell>
          <table:table-cell table:number-columns-repeated="2" office:value-type="float" office:value="424051761" calcext:value-type="float">
            <text:p>424051761</text:p>
          </table:table-cell>
          <table:table-cell table:formula="of:=([.N19] = [.O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0.ukp</text:p>
          </table:table-cell>
          <table:table-cell office:value-type="float" office:value="0.338745" calcext:value-type="float">
            <text:p>0.338745</text:p>
          </table:table-cell>
          <table:table-cell office:value-type="float" office:value="0.05333" calcext:value-type="float">
            <text:p>0.05333</text:p>
          </table:table-cell>
          <table:table-cell/>
          <table:table-cell office:value-type="string" calcext:value-type="string">
            <text:p>n20000wmin10.ukp</text:p>
          </table:table-cell>
          <table:table-cell office:value-type="float" office:value="0.36" calcext:value-type="float">
            <text:p>0.3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n20000wmin10.ukp</text:p>
          </table:table-cell>
          <table:table-cell office:value-type="float" office:value="3130416" calcext:value-type="float">
            <text:p>3130416</text:p>
          </table:table-cell>
          <table:table-cell office:value-type="float" office:value="8400" calcext:value-type="float">
            <text:p>8400</text:p>
          </table:table-cell>
          <table:table-cell/>
          <table:table-cell office:value-type="string" calcext:value-type="string">
            <text:p>n20000wmin10.ukp</text:p>
          </table:table-cell>
          <table:table-cell table:number-columns-repeated="2" office:value-type="float" office:value="426822651" calcext:value-type="float">
            <text:p>426822651</text:p>
          </table:table-cell>
          <table:table-cell table:formula="of:=([.N20] = [.O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.ukp</text:p>
          </table:table-cell>
          <table:table-cell office:value-type="float" office:value="0.307496" calcext:value-type="float">
            <text:p>0.30749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20000wmin1.ukp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0000wmin1.ukp</text:p>
          </table:table-cell>
          <table:table-cell office:value-type="float" office:value="3130312" calcext:value-type="float">
            <text:p>3130312</text:p>
          </table:table-cell>
          <table:table-cell office:value-type="float" office:value="5992" calcext:value-type="float">
            <text:p>5992</text:p>
          </table:table-cell>
          <table:table-cell/>
          <table:table-cell office:value-type="string" calcext:value-type="string">
            <text:p>n20000wmin1.ukp</text:p>
          </table:table-cell>
          <table:table-cell table:number-columns-repeated="2" office:value-type="float" office:value="700000000" calcext:value-type="float">
            <text:p>700000000</text:p>
          </table:table-cell>
          <table:table-cell table:formula="of:=([.N21] = [.O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000.ukp</text:p>
          </table:table-cell>
          <table:table-cell office:value-type="float" office:value="0.761733" calcext:value-type="float">
            <text:p>0.761733</text:p>
          </table:table-cell>
          <table:table-cell office:value-type="float" office:value="16.32666" calcext:value-type="float">
            <text:p>16.32666</text:p>
          </table:table-cell>
          <table:table-cell/>
          <table:table-cell office:value-type="string" calcext:value-type="string">
            <text:p>n20000wmin3000.ukp</text:p>
          </table:table-cell>
          <table:table-cell office:value-type="float" office:value="0.78" calcext:value-type="float">
            <text:p>0.78</text:p>
          </table:table-cell>
          <table:table-cell office:value-type="float" office:value="16.34" calcext:value-type="float">
            <text:p>16.34</text:p>
          </table:table-cell>
          <table:table-cell/>
          <table:table-cell office:value-type="string" calcext:value-type="string">
            <text:p>n20000wmin3000.ukp</text:p>
          </table:table-cell>
          <table:table-cell office:value-type="float" office:value="3130348" calcext:value-type="float">
            <text:p>3130348</text:p>
          </table:table-cell>
          <table:table-cell office:value-type="float" office:value="240476" calcext:value-type="float">
            <text:p>240476</text:p>
          </table:table-cell>
          <table:table-cell/>
          <table:table-cell office:value-type="string" calcext:value-type="string">
            <text:p>n20000wmin3000.ukp</text:p>
          </table:table-cell>
          <table:table-cell table:number-columns-repeated="2" office:value-type="float" office:value="388969443" calcext:value-type="float">
            <text:p>388969443</text:p>
          </table:table-cell>
          <table:table-cell table:formula="of:=([.N22] = [.O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00.ukp</text:p>
          </table:table-cell>
          <table:table-cell office:value-type="float" office:value="0.629807" calcext:value-type="float">
            <text:p>0.629807</text:p>
          </table:table-cell>
          <table:table-cell office:value-type="float" office:value="15.66" calcext:value-type="float">
            <text:p>15.66</text:p>
          </table:table-cell>
          <table:table-cell/>
          <table:table-cell office:value-type="string" calcext:value-type="string">
            <text:p>n20000wmin300.ukp</text:p>
          </table:table-cell>
          <table:table-cell office:value-type="float" office:value="0.65" calcext:value-type="float">
            <text:p>0.65</text:p>
          </table:table-cell>
          <table:table-cell office:value-type="float" office:value="15.66" calcext:value-type="float">
            <text:p>15.66</text:p>
          </table:table-cell>
          <table:table-cell/>
          <table:table-cell office:value-type="string" calcext:value-type="string">
            <text:p>n20000wmin300.ukp</text:p>
          </table:table-cell>
          <table:table-cell office:value-type="float" office:value="3130424" calcext:value-type="float">
            <text:p>3130424</text:p>
          </table:table-cell>
          <table:table-cell office:value-type="float" office:value="32076" calcext:value-type="float">
            <text:p>32076</text:p>
          </table:table-cell>
          <table:table-cell/>
          <table:table-cell office:value-type="string" calcext:value-type="string">
            <text:p>n20000wmin300.ukp</text:p>
          </table:table-cell>
          <table:table-cell table:number-columns-repeated="2" office:value-type="float" office:value="399916061" calcext:value-type="float">
            <text:p>399916061</text:p>
          </table:table-cell>
          <table:table-cell table:formula="of:=([.N23] = [.O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0.ukp</text:p>
          </table:table-cell>
          <table:table-cell office:value-type="float" office:value="0.323372" calcext:value-type="float">
            <text:p>0.323372</text:p>
          </table:table-cell>
          <table:table-cell office:value-type="float" office:value="0.05667" calcext:value-type="float">
            <text:p>0.05667</text:p>
          </table:table-cell>
          <table:table-cell/>
          <table:table-cell office:value-type="string" calcext:value-type="string">
            <text:p>n20000wmin30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n20000wmin30.ukp</text:p>
          </table:table-cell>
          <table:table-cell office:value-type="float" office:value="3130176" calcext:value-type="float">
            <text:p>3130176</text:p>
          </table:table-cell>
          <table:table-cell office:value-type="float" office:value="9388" calcext:value-type="float">
            <text:p>9388</text:p>
          </table:table-cell>
          <table:table-cell/>
          <table:table-cell office:value-type="string" calcext:value-type="string">
            <text:p>n20000wmin30.ukp</text:p>
          </table:table-cell>
          <table:table-cell table:number-columns-repeated="2" office:value-type="float" office:value="431795735" calcext:value-type="float">
            <text:p>431795735</text:p>
          </table:table-cell>
          <table:table-cell table:formula="of:=([.N24] = [.O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.ukp</text:p>
          </table:table-cell>
          <table:table-cell office:value-type="float" office:value="0.314995" calcext:value-type="float">
            <text:p>0.31499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20000wmin3.ukp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0000wmin3.ukp</text:p>
          </table:table-cell>
          <table:table-cell office:value-type="float" office:value="3130248" calcext:value-type="float">
            <text:p>3130248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string" calcext:value-type="string">
            <text:p>n20000wmin3.ukp</text:p>
          </table:table-cell>
          <table:table-cell table:number-columns-repeated="2" office:value-type="float" office:value="472340417" calcext:value-type="float">
            <text:p>472340417</text:p>
          </table:table-cell>
          <table:table-cell table:formula="of:=([.N25] = [.O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00.ukp</text:p>
          </table:table-cell>
          <table:table-cell office:value-type="float" office:value="0.698933" calcext:value-type="float">
            <text:p>0.698933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n25000wmin1000.ukp</text:p>
          </table:table-cell>
          <table:table-cell office:value-type="float" office:value="0.72" calcext:value-type="float">
            <text:p>0.7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n25000wmin1000.ukp</text:p>
          </table:table-cell>
          <table:table-cell office:value-type="float" office:value="3130424" calcext:value-type="float">
            <text:p>3130424</text:p>
          </table:table-cell>
          <table:table-cell office:value-type="float" office:value="25364" calcext:value-type="float">
            <text:p>25364</text:p>
          </table:table-cell>
          <table:table-cell/>
          <table:table-cell office:value-type="string" calcext:value-type="string">
            <text:p>n25000wmin1000.ukp</text:p>
          </table:table-cell>
          <table:table-cell table:number-columns-repeated="2" office:value-type="float" office:value="396747041" calcext:value-type="float">
            <text:p>396747041</text:p>
          </table:table-cell>
          <table:table-cell table:formula="of:=([.N26] = [.O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0.ukp</text:p>
          </table:table-cell>
          <table:table-cell office:value-type="float" office:value="0.357258" calcext:value-type="float">
            <text:p>0.357258</text:p>
          </table:table-cell>
          <table:table-cell office:value-type="float" office:value="0.03333" calcext:value-type="float">
            <text:p>0.03333</text:p>
          </table:table-cell>
          <table:table-cell/>
          <table:table-cell office:value-type="string" calcext:value-type="string">
            <text:p>n25000wmin100.ukp</text:p>
          </table:table-cell>
          <table:table-cell office:value-type="float" office:value="0.38" calcext:value-type="float">
            <text:p>0.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n25000wmin100.ukp</text:p>
          </table:table-cell>
          <table:table-cell office:value-type="float" office:value="3130396" calcext:value-type="float">
            <text:p>3130396</text:p>
          </table:table-cell>
          <table:table-cell office:value-type="float" office:value="7932" calcext:value-type="float">
            <text:p>7932</text:p>
          </table:table-cell>
          <table:table-cell/>
          <table:table-cell office:value-type="string" calcext:value-type="string">
            <text:p>n25000wmin100.ukp</text:p>
          </table:table-cell>
          <table:table-cell table:number-columns-repeated="2" office:value-type="float" office:value="411393374" calcext:value-type="float">
            <text:p>411393374</text:p>
          </table:table-cell>
          <table:table-cell table:formula="of:=([.N27] = [.O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.ukp</text:p>
          </table:table-cell>
          <table:table-cell office:value-type="float" office:value="0.309461" calcext:value-type="float">
            <text:p>0.30946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25000wmin10.ukp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5000wmin10.ukp</text:p>
          </table:table-cell>
          <table:table-cell office:value-type="float" office:value="3130244" calcext:value-type="float">
            <text:p>3130244</text:p>
          </table:table-cell>
          <table:table-cell office:value-type="float" office:value="8732" calcext:value-type="float">
            <text:p>8732</text:p>
          </table:table-cell>
          <table:table-cell/>
          <table:table-cell office:value-type="string" calcext:value-type="string">
            <text:p>n25000wmin10.ukp</text:p>
          </table:table-cell>
          <table:table-cell table:number-columns-repeated="2" office:value-type="float" office:value="623529410" calcext:value-type="float">
            <text:p>623529410</text:p>
          </table:table-cell>
          <table:table-cell table:formula="of:=([.N28] = [.O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.ukp</text:p>
          </table:table-cell>
          <table:table-cell office:value-type="float" office:value="0.309631" calcext:value-type="float">
            <text:p>0.30963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25000wmin1.ukp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5000wmin1.ukp</text:p>
          </table:table-cell>
          <table:table-cell office:value-type="float" office:value="3130420" calcext:value-type="float">
            <text:p>3130420</text:p>
          </table:table-cell>
          <table:table-cell office:value-type="float" office:value="7892" calcext:value-type="float">
            <text:p>7892</text:p>
          </table:table-cell>
          <table:table-cell/>
          <table:table-cell office:value-type="string" calcext:value-type="string">
            <text:p>n25000wmin1.ukp</text:p>
          </table:table-cell>
          <table:table-cell table:number-columns-repeated="2" office:value-type="float" office:value="937500000" calcext:value-type="float">
            <text:p>937500000</text:p>
          </table:table-cell>
          <table:table-cell table:formula="of:=([.N29] = [.O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000.ukp</text:p>
          </table:table-cell>
          <table:table-cell office:value-type="float" office:value="0.860632" calcext:value-type="float">
            <text:p>0.860632</text:p>
          </table:table-cell>
          <table:table-cell office:value-type="float" office:value="52.58333" calcext:value-type="float">
            <text:p>52.58333</text:p>
          </table:table-cell>
          <table:table-cell/>
          <table:table-cell office:value-type="string" calcext:value-type="string">
            <text:p>n25000wmin3000.ukp</text:p>
          </table:table-cell>
          <table:table-cell office:value-type="float" office:value="0.88" calcext:value-type="float">
            <text:p>0.88</text:p>
          </table:table-cell>
          <table:table-cell office:value-type="float" office:value="52.56" calcext:value-type="float">
            <text:p>52.56</text:p>
          </table:table-cell>
          <table:table-cell/>
          <table:table-cell office:value-type="string" calcext:value-type="string">
            <text:p>n25000wmin3000.ukp</text:p>
          </table:table-cell>
          <table:table-cell office:value-type="float" office:value="3130248" calcext:value-type="float">
            <text:p>3130248</text:p>
          </table:table-cell>
          <table:table-cell office:value-type="float" office:value="56376" calcext:value-type="float">
            <text:p>56376</text:p>
          </table:table-cell>
          <table:table-cell/>
          <table:table-cell office:value-type="string" calcext:value-type="string">
            <text:p>n25000wmin3000.ukp</text:p>
          </table:table-cell>
          <table:table-cell table:number-columns-repeated="2" office:value-type="float" office:value="388487135" calcext:value-type="float">
            <text:p>388487135</text:p>
          </table:table-cell>
          <table:table-cell table:formula="of:=([.N30] = [.O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00.ukp</text:p>
          </table:table-cell>
          <table:table-cell office:value-type="float" office:value="0.392875" calcext:value-type="float">
            <text:p>0.392875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n25000wmin300.ukp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n25000wmin300.ukp</text:p>
          </table:table-cell>
          <table:table-cell office:value-type="float" office:value="3130416" calcext:value-type="float">
            <text:p>3130416</text:p>
          </table:table-cell>
          <table:table-cell office:value-type="float" office:value="28300" calcext:value-type="float">
            <text:p>28300</text:p>
          </table:table-cell>
          <table:table-cell/>
          <table:table-cell office:value-type="string" calcext:value-type="string">
            <text:p>n25000wmin300.ukp</text:p>
          </table:table-cell>
          <table:table-cell table:number-columns-repeated="2" office:value-type="float" office:value="404414067" calcext:value-type="float">
            <text:p>404414067</text:p>
          </table:table-cell>
          <table:table-cell table:formula="of:=([.N31] = [.O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0.ukp</text:p>
          </table:table-cell>
          <table:table-cell office:value-type="float" office:value="0.316903" calcext:value-type="float">
            <text:p>0.316903</text:p>
          </table:table-cell>
          <table:table-cell office:value-type="float" office:value="0.08333" calcext:value-type="float">
            <text:p>0.08333</text:p>
          </table:table-cell>
          <table:table-cell/>
          <table:table-cell office:value-type="string" calcext:value-type="string">
            <text:p>n25000wmin30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n25000wmin30.ukp</text:p>
          </table:table-cell>
          <table:table-cell office:value-type="float" office:value="3130244" calcext:value-type="float">
            <text:p>3130244</text:p>
          </table:table-cell>
          <table:table-cell office:value-type="float" office:value="8660" calcext:value-type="float">
            <text:p>8660</text:p>
          </table:table-cell>
          <table:table-cell/>
          <table:table-cell office:value-type="string" calcext:value-type="string">
            <text:p>n25000wmin30.ukp</text:p>
          </table:table-cell>
          <table:table-cell table:number-columns-repeated="2" office:value-type="float" office:value="433377601" calcext:value-type="float">
            <text:p>433377601</text:p>
          </table:table-cell>
          <table:table-cell table:formula="of:=([.N32] = [.O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.ukp</text:p>
          </table:table-cell>
          <table:table-cell office:value-type="float" office:value="0.361808" calcext:value-type="float">
            <text:p>0.361808</text:p>
          </table:table-cell>
          <table:table-cell office:value-type="float" office:value="0.15333" calcext:value-type="float">
            <text:p>0.15333</text:p>
          </table:table-cell>
          <table:table-cell/>
          <table:table-cell office:value-type="string" calcext:value-type="string">
            <text:p>n25000wmin3.ukp</text:p>
          </table:table-cell>
          <table:table-cell office:value-type="float" office:value="0.38" calcext:value-type="float">
            <text:p>0.38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n25000wmin3.ukp</text:p>
          </table:table-cell>
          <table:table-cell office:value-type="float" office:value="3130244" calcext:value-type="float">
            <text:p>3130244</text:p>
          </table:table-cell>
          <table:table-cell office:value-type="float" office:value="24536" calcext:value-type="float">
            <text:p>24536</text:p>
          </table:table-cell>
          <table:table-cell/>
          <table:table-cell office:value-type="string" calcext:value-type="string">
            <text:p>n25000wmin3.ukp</text:p>
          </table:table-cell>
          <table:table-cell table:number-columns-repeated="2" office:value-type="float" office:value="412909030" calcext:value-type="float">
            <text:p>412909030</text:p>
          </table:table-cell>
          <table:table-cell table:formula="of:=([.N33] = [.O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000.ukp</text:p>
          </table:table-cell>
          <table:table-cell office:value-type="float" office:value="0.952955" calcext:value-type="float">
            <text:p>0.952955</text:p>
          </table:table-cell>
          <table:table-cell office:value-type="float" office:value="36.58666" calcext:value-type="float">
            <text:p>36.58666</text:p>
          </table:table-cell>
          <table:table-cell/>
          <table:table-cell office:value-type="string" calcext:value-type="string">
            <text:p>n30000wmin1000.ukp</text:p>
          </table:table-cell>
          <table:table-cell office:value-type="float" office:value="0.98" calcext:value-type="float">
            <text:p>0.98</text:p>
          </table:table-cell>
          <table:table-cell office:value-type="float" office:value="36.59" calcext:value-type="float">
            <text:p>36.59</text:p>
          </table:table-cell>
          <table:table-cell/>
          <table:table-cell office:value-type="string" calcext:value-type="string">
            <text:p>n30000wmin1000.ukp</text:p>
          </table:table-cell>
          <table:table-cell office:value-type="float" office:value="3130620" calcext:value-type="float">
            <text:p>3130620</text:p>
          </table:table-cell>
          <table:table-cell office:value-type="float" office:value="147196" calcext:value-type="float">
            <text:p>147196</text:p>
          </table:table-cell>
          <table:table-cell/>
          <table:table-cell office:value-type="string" calcext:value-type="string">
            <text:p>n30000wmin1000.ukp</text:p>
          </table:table-cell>
          <table:table-cell table:number-columns-repeated="2" office:value-type="float" office:value="396689566" calcext:value-type="float">
            <text:p>396689566</text:p>
          </table:table-cell>
          <table:table-cell table:formula="of:=([.N34] = [.O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00.ukp</text:p>
          </table:table-cell>
          <table:table-cell office:value-type="float" office:value="0.409785" calcext:value-type="float">
            <text:p>0.409785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n30000wmin100.ukp</text:p>
          </table:table-cell>
          <table:table-cell office:value-type="float" office:value="0.44" calcext:value-type="float">
            <text:p>0.44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n30000wmin100.ukp</text:p>
          </table:table-cell>
          <table:table-cell office:value-type="float" office:value="3130604" calcext:value-type="float">
            <text:p>3130604</text:p>
          </table:table-cell>
          <table:table-cell office:value-type="float" office:value="20780" calcext:value-type="float">
            <text:p>20780</text:p>
          </table:table-cell>
          <table:table-cell/>
          <table:table-cell office:value-type="string" calcext:value-type="string">
            <text:p>n30000wmin100.ukp</text:p>
          </table:table-cell>
          <table:table-cell table:number-columns-repeated="2" office:value-type="float" office:value="403883049" calcext:value-type="float">
            <text:p>403883049</text:p>
          </table:table-cell>
          <table:table-cell table:formula="of:=([.N35] = [.O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0.ukp</text:p>
          </table:table-cell>
          <table:table-cell office:value-type="float" office:value="0.309871" calcext:value-type="float">
            <text:p>0.30987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30000wmin10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n30000wmin10.ukp</text:p>
          </table:table-cell>
          <table:table-cell office:value-type="float" office:value="3130516" calcext:value-type="float">
            <text:p>3130516</text:p>
          </table:table-cell>
          <table:table-cell office:value-type="float" office:value="8680" calcext:value-type="float">
            <text:p>8680</text:p>
          </table:table-cell>
          <table:table-cell/>
          <table:table-cell office:value-type="string" calcext:value-type="string">
            <text:p>n30000wmin10.ukp</text:p>
          </table:table-cell>
          <table:table-cell table:number-columns-repeated="2" office:value-type="float" office:value="480952303" calcext:value-type="float">
            <text:p>480952303</text:p>
          </table:table-cell>
          <table:table-cell table:formula="of:=([.N36] = [.O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.ukp</text:p>
          </table:table-cell>
          <table:table-cell office:value-type="float" office:value="0.310513" calcext:value-type="float">
            <text:p>0.31051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30000wmin1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30000wmin1.ukp</text:p>
          </table:table-cell>
          <table:table-cell office:value-type="float" office:value="3130308" calcext:value-type="float">
            <text:p>3130308</text:p>
          </table:table-cell>
          <table:table-cell office:value-type="float" office:value="7668" calcext:value-type="float">
            <text:p>7668</text:p>
          </table:table-cell>
          <table:table-cell/>
          <table:table-cell office:value-type="string" calcext:value-type="string">
            <text:p>n30000wmin1.ukp</text:p>
          </table:table-cell>
          <table:table-cell table:number-columns-repeated="2" office:value-type="float" office:value="899999997" calcext:value-type="float">
            <text:p>899999997</text:p>
          </table:table-cell>
          <table:table-cell table:formula="of:=([.N37] = [.O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000.ukp</text:p>
          </table:table-cell>
          <table:table-cell office:value-type="float" office:value="1.28684" calcext:value-type="float">
            <text:p>1.28684</text:p>
          </table:table-cell>
          <table:table-cell office:value-type="float" office:value="1.60667" calcext:value-type="float">
            <text:p>1.60667</text:p>
          </table:table-cell>
          <table:table-cell/>
          <table:table-cell office:value-type="string" calcext:value-type="string">
            <text:p>n30000wmin3000.ukp</text:p>
          </table:table-cell>
          <table:table-cell office:value-type="float" office:value="1.31" calcext:value-type="float">
            <text:p>1.31</text:p>
          </table:table-cell>
          <table:table-cell office:value-type="float" office:value="1.61" calcext:value-type="float">
            <text:p>1.61</text:p>
          </table:table-cell>
          <table:table-cell/>
          <table:table-cell office:value-type="string" calcext:value-type="string">
            <text:p>n30000wmin3000.ukp</text:p>
          </table:table-cell>
          <table:table-cell office:value-type="float" office:value="3130488" calcext:value-type="float">
            <text:p>3130488</text:p>
          </table:table-cell>
          <table:table-cell office:value-type="float" office:value="29352" calcext:value-type="float">
            <text:p>29352</text:p>
          </table:table-cell>
          <table:table-cell/>
          <table:table-cell office:value-type="string" calcext:value-type="string">
            <text:p>n30000wmin3000.ukp</text:p>
          </table:table-cell>
          <table:table-cell table:number-columns-repeated="2" office:value-type="float" office:value="388360331" calcext:value-type="float">
            <text:p>388360331</text:p>
          </table:table-cell>
          <table:table-cell table:formula="of:=([.N38] = [.O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00.ukp</text:p>
          </table:table-cell>
          <table:table-cell office:value-type="float" office:value="0.860041" calcext:value-type="float">
            <text:p>0.860041</text:p>
          </table:table-cell>
          <table:table-cell office:value-type="float" office:value="19.90667" calcext:value-type="float">
            <text:p>19.90667</text:p>
          </table:table-cell>
          <table:table-cell/>
          <table:table-cell office:value-type="string" calcext:value-type="string">
            <text:p>n30000wmin300.ukp</text:p>
          </table:table-cell>
          <table:table-cell office:value-type="float" office:value="0.89" calcext:value-type="float">
            <text:p>0.89</text:p>
          </table:table-cell>
          <table:table-cell office:value-type="float" office:value="20.11" calcext:value-type="float">
            <text:p>20.11</text:p>
          </table:table-cell>
          <table:table-cell/>
          <table:table-cell office:value-type="string" calcext:value-type="string">
            <text:p>n30000wmin300.ukp</text:p>
          </table:table-cell>
          <table:table-cell office:value-type="float" office:value="3130508" calcext:value-type="float">
            <text:p>3130508</text:p>
          </table:table-cell>
          <table:table-cell office:value-type="float" office:value="3190004" calcext:value-type="float">
            <text:p>3190004</text:p>
          </table:table-cell>
          <table:table-cell/>
          <table:table-cell office:value-type="string" calcext:value-type="string">
            <text:p>n30000wmin300.ukp</text:p>
          </table:table-cell>
          <table:table-cell table:number-columns-repeated="2" office:value-type="float" office:value="400136215" calcext:value-type="float">
            <text:p>400136215</text:p>
          </table:table-cell>
          <table:table-cell table:formula="of:=([.N39] = [.O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0.ukp</text:p>
          </table:table-cell>
          <table:table-cell office:value-type="float" office:value="0.394118" calcext:value-type="float">
            <text:p>0.394118</text:p>
          </table:table-cell>
          <table:table-cell office:value-type="float" office:value="0.17333" calcext:value-type="float">
            <text:p>0.17333</text:p>
          </table:table-cell>
          <table:table-cell/>
          <table:table-cell office:value-type="string" calcext:value-type="string">
            <text:p>n30000wmin30.ukp</text:p>
          </table:table-cell>
          <table:table-cell office:value-type="float" office:value="0.42" calcext:value-type="float">
            <text:p>0.42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n30000wmin30.ukp</text:p>
          </table:table-cell>
          <table:table-cell office:value-type="float" office:value="3130500" calcext:value-type="float">
            <text:p>3130500</text:p>
          </table:table-cell>
          <table:table-cell office:value-type="float" office:value="15816" calcext:value-type="float">
            <text:p>15816</text:p>
          </table:table-cell>
          <table:table-cell/>
          <table:table-cell office:value-type="string" calcext:value-type="string">
            <text:p>n30000wmin30.ukp</text:p>
          </table:table-cell>
          <table:table-cell table:number-columns-repeated="2" office:value-type="float" office:value="407273045" calcext:value-type="float">
            <text:p>407273045</text:p>
          </table:table-cell>
          <table:table-cell table:formula="of:=([.N40] = [.O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.ukp</text:p>
          </table:table-cell>
          <table:table-cell office:value-type="float" office:value="0.317724" calcext:value-type="float">
            <text:p>0.31772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30000wmin3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30000wmin3.ukp</text:p>
          </table:table-cell>
          <table:table-cell office:value-type="float" office:value="3130516" calcext:value-type="float">
            <text:p>3130516</text:p>
          </table:table-cell>
          <table:table-cell office:value-type="float" office:value="9104" calcext:value-type="float">
            <text:p>9104</text:p>
          </table:table-cell>
          <table:table-cell/>
          <table:table-cell office:value-type="string" calcext:value-type="string">
            <text:p>n30000wmin3.ukp</text:p>
          </table:table-cell>
          <table:table-cell table:number-columns-repeated="2" office:value-type="float" office:value="437854840" calcext:value-type="float">
            <text:p>437854840</text:p>
          </table:table-cell>
          <table:table-cell table:formula="of:=([.N41] = [.O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00.ukp</text:p>
          </table:table-cell>
          <table:table-cell office:value-type="float" office:value="0.33697" calcext:value-type="float">
            <text:p>0.3369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n5000wmin1000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n5000wmin1000.ukp</text:p>
          </table:table-cell>
          <table:table-cell office:value-type="float" office:value="3129868" calcext:value-type="float">
            <text:p>3129868</text:p>
          </table:table-cell>
          <table:table-cell office:value-type="float" office:value="27508" calcext:value-type="float">
            <text:p>27508</text:p>
          </table:table-cell>
          <table:table-cell/>
          <table:table-cell office:value-type="string" calcext:value-type="string">
            <text:p>n5000wmin1000.ukp</text:p>
          </table:table-cell>
          <table:table-cell table:number-columns-repeated="2" office:value-type="float" office:value="397827695" calcext:value-type="float">
            <text:p>397827695</text:p>
          </table:table-cell>
          <table:table-cell table:formula="of:=([.N42] = [.O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0.ukp</text:p>
          </table:table-cell>
          <table:table-cell office:value-type="float" office:value="0.308032" calcext:value-type="float">
            <text:p>0.30803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5000wmin100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0.ukp</text:p>
          </table:table-cell>
          <table:table-cell office:value-type="float" office:value="3130120" calcext:value-type="float">
            <text:p>3130120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n5000wmin100.ukp</text:p>
          </table:table-cell>
          <table:table-cell table:number-columns-repeated="2" office:value-type="float" office:value="418866870" calcext:value-type="float">
            <text:p>418866870</text:p>
          </table:table-cell>
          <table:table-cell table:formula="of:=([.N43] = [.O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.ukp</text:p>
          </table:table-cell>
          <table:table-cell office:value-type="float" office:value="0.311781" calcext:value-type="float">
            <text:p>0.311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.ukp</text:p>
          </table:table-cell>
          <table:table-cell office:value-type="float" office:value="3129900" calcext:value-type="float">
            <text:p>3129900</text:p>
          </table:table-cell>
          <table:table-cell office:value-type="float" office:value="4796" calcext:value-type="float">
            <text:p>4796</text:p>
          </table:table-cell>
          <table:table-cell/>
          <table:table-cell office:value-type="string" calcext:value-type="string">
            <text:p>n5000wmin10.ukp</text:p>
          </table:table-cell>
          <table:table-cell table:number-columns-repeated="2" office:value-type="float" office:value="575384601" calcext:value-type="float">
            <text:p>575384601</text:p>
          </table:table-cell>
          <table:table-cell table:formula="of:=([.N44] = [.O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.ukp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.ukp</text:p>
          </table:table-cell>
          <table:table-cell office:value-type="float" office:value="3129900" calcext:value-type="float">
            <text:p>3129900</text:p>
          </table:table-cell>
          <table:table-cell office:value-type="float" office:value="4900" calcext:value-type="float">
            <text:p>4900</text:p>
          </table:table-cell>
          <table:table-cell/>
          <table:table-cell office:value-type="string" calcext:value-type="string">
            <text:p>n5000wmin1.ukp</text:p>
          </table:table-cell>
          <table:table-cell table:number-columns-repeated="2" office:value-type="float" office:value="918181720" calcext:value-type="float">
            <text:p>918181720</text:p>
          </table:table-cell>
          <table:table-cell table:formula="of:=([.N45] = [.O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00.ukp</text:p>
          </table:table-cell>
          <table:table-cell office:value-type="float" office:value="0.368235" calcext:value-type="float">
            <text:p>0.368235</text:p>
          </table:table-cell>
          <table:table-cell office:value-type="float" office:value="0.32333" calcext:value-type="float">
            <text:p>0.32333</text:p>
          </table:table-cell>
          <table:table-cell/>
          <table:table-cell office:value-type="string" calcext:value-type="string">
            <text:p>n5000wmin3000.ukp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n5000wmin3000.ukp</text:p>
          </table:table-cell>
          <table:table-cell office:value-type="float" office:value="3130080" calcext:value-type="float">
            <text:p>3130080</text:p>
          </table:table-cell>
          <table:table-cell office:value-type="float" office:value="24592" calcext:value-type="float">
            <text:p>24592</text:p>
          </table:table-cell>
          <table:table-cell/>
          <table:table-cell office:value-type="string" calcext:value-type="string">
            <text:p>n5000wmin3000.ukp</text:p>
          </table:table-cell>
          <table:table-cell table:number-columns-repeated="2" office:value-type="float" office:value="391772556" calcext:value-type="float">
            <text:p>391772556</text:p>
          </table:table-cell>
          <table:table-cell table:formula="of:=([.N46] = [.O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0.ukp</text:p>
          </table:table-cell>
          <table:table-cell office:value-type="float" office:value="0.305985" calcext:value-type="float">
            <text:p>0.30598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5000wmin300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0.ukp</text:p>
          </table:table-cell>
          <table:table-cell office:value-type="float" office:value="3130124" calcext:value-type="float">
            <text:p>3130124</text:p>
          </table:table-cell>
          <table:table-cell office:value-type="float" office:value="5032" calcext:value-type="float">
            <text:p>5032</text:p>
          </table:table-cell>
          <table:table-cell/>
          <table:table-cell office:value-type="string" calcext:value-type="string">
            <text:p>n5000wmin300.ukp</text:p>
          </table:table-cell>
          <table:table-cell table:number-columns-repeated="2" office:value-type="float" office:value="428885778" calcext:value-type="float">
            <text:p>428885778</text:p>
          </table:table-cell>
          <table:table-cell table:formula="of:=([.N47] = [.O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.ukp</text:p>
          </table:table-cell>
          <table:table-cell office:value-type="float" office:value="0.307365" calcext:value-type="float">
            <text:p>0.3073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.ukp</text:p>
          </table:table-cell>
          <table:table-cell office:value-type="float" office:value="3129896" calcext:value-type="float">
            <text:p>3129896</text:p>
          </table:table-cell>
          <table:table-cell office:value-type="float" office:value="4860" calcext:value-type="float">
            <text:p>4860</text:p>
          </table:table-cell>
          <table:table-cell/>
          <table:table-cell office:value-type="string" calcext:value-type="string">
            <text:p>n5000wmin30.ukp</text:p>
          </table:table-cell>
          <table:table-cell table:number-columns-repeated="2" office:value-type="float" office:value="505302982" calcext:value-type="float">
            <text:p>505302982</text:p>
          </table:table-cell>
          <table:table-cell table:formula="of:=([.N48] = [.O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.ukp</text:p>
          </table:table-cell>
          <table:table-cell office:value-type="float" office:value="0.308463" calcext:value-type="float">
            <text:p>0.308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.ukp</text:p>
          </table:table-cell>
          <table:table-cell office:value-type="float" office:value="3130072" calcext:value-type="float">
            <text:p>3130072</text:p>
          </table:table-cell>
          <table:table-cell office:value-type="float" office:value="4912" calcext:value-type="float">
            <text:p>4912</text:p>
          </table:table-cell>
          <table:table-cell/>
          <table:table-cell office:value-type="string" calcext:value-type="string">
            <text:p>n5000wmin3.ukp</text:p>
          </table:table-cell>
          <table:table-cell table:number-columns-repeated="2" office:value-type="float" office:value="675280876" calcext:value-type="float">
            <text:p>675280876</text:p>
          </table:table-cell>
          <table:table-cell table:formula="of:=([.N49] = [.O49])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8:33.769702727</meta:creation-date>
    <dc:date>2015-11-04T00:18:42.459252472</dc:date>
    <meta:editing-duration>PT14M26S</meta:editing-duration>
    <meta:editing-cycles>2</meta:editing-cycles>
    <meta:generator>LibreOffice/4.4.5.2$Linux_X86_64 LibreOffice_project/40m0$Build-2</meta:generator>
    <meta:document-statistic meta:table-count="1" meta:cell-count="6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0.722cm" svg:y="3.755cm" style:legend-expansion="high" chart:style-name="ch2"/>
        <chart:plot-area chart:style-name="ch3" table:cell-range-address="Sheet1.A1:Sheet1.C49" chart:data-source-has-labels="both" svg:x="0.32cm" svg:y="0.18cm" svg:width="10.082cm" svg:height="8.645cm">
          <chartooo:coordinate-region svg:x="2.8cm" svg:y="0.18cm" svg:width="7.602cm" svg:height="5.577cm"/>
          <chart:axis chart:dimension="x" chart:name="primary-x" chart:style-name="ch4" chartooo:axis-type="auto">
            <chartooo:date-scale/>
            <chart:categories table:cell-range-address="Sheet1.A2:Sheet1.A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9" chart:label-cell-address="Sheet1.B1:Sheet1.B1" chart:class="chart:line">
            <chart:data-point chart:repeated="48"/>
          </chart:series>
          <chart:series chart:style-name="ch7" chart:values-cell-range-address="Sheet1.C2:Sheet1.C49" chart:label-cell-address="Sheet1.C1:Sheet1.C1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1.B1:Sheet1.B1</svg:desc>
                </draw:g>
              </table:table-cell>
              <table:table-cell office:value-type="string">
                <text:p>Pyasukp Internal Time (second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0.ukp</text:p>
                <draw:g>
                  <svg:desc>Sheet1.A2:Sheet1.A49</svg:desc>
                </draw:g>
              </table:table-cell>
              <table:table-cell office:value-type="float" office:value="0.447766">
                <text:p>0.447766</text:p>
                <draw:g>
                  <svg:desc>Sheet1.B2:Sheet1.B49</svg:desc>
                </draw:g>
              </table:table-cell>
              <table:table-cell office:value-type="float" office:value="7.32">
                <text:p>7.32</text:p>
                <draw:g>
                  <svg:desc>Sheet1.C2:Sheet1.C49</svg:desc>
                </draw:g>
              </table:table-cell>
            </table:table-row>
            <table:table-row>
              <table:table-cell office:value-type="string">
                <text:p>n10000wmin100.ukp</text:p>
              </table:table-cell>
              <table:table-cell office:value-type="float" office:value="0.326215">
                <text:p>0.32621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0.308783">
                <text:p>0.308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0.310293">
                <text:p>0.310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000.ukp</text:p>
              </table:table-cell>
              <table:table-cell office:value-type="float" office:value="0.577161">
                <text:p>0.577161</text:p>
              </table:table-cell>
              <table:table-cell office:value-type="float" office:value="10.18666">
                <text:p>10.18666</text:p>
              </table:table-cell>
            </table:table-row>
            <table:table-row>
              <table:table-cell office:value-type="string">
                <text:p>n10000wmin300.ukp</text:p>
              </table:table-cell>
              <table:table-cell office:value-type="float" office:value="0.441988">
                <text:p>0.441988</text:p>
              </table:table-cell>
              <table:table-cell office:value-type="float" office:value="3.28333">
                <text:p>3.28333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0.322233">
                <text:p>0.32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0.325297">
                <text:p>0.325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1000.ukp</text:p>
              </table:table-cell>
              <table:table-cell office:value-type="float" office:value="0.548645">
                <text:p>0.548645</text:p>
              </table:table-cell>
              <table:table-cell office:value-type="float" office:value="7.15333">
                <text:p>7.15333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0.308477">
                <text:p>0.3084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0.306645">
                <text:p>0.30664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0.310804">
                <text:p>0.3108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3000.ukp</text:p>
              </table:table-cell>
              <table:table-cell office:value-type="float" office:value="0.535461">
                <text:p>0.535461</text:p>
              </table:table-cell>
              <table:table-cell office:value-type="float" office:value="10.64667">
                <text:p>10.64667</text:p>
              </table:table-cell>
            </table:table-row>
            <table:table-row>
              <table:table-cell office:value-type="string">
                <text:p>n15000wmin300.ukp</text:p>
              </table:table-cell>
              <table:table-cell office:value-type="float" office:value="0.414534">
                <text:p>0.414534</text:p>
              </table:table-cell>
              <table:table-cell office:value-type="float" office:value="1.16333">
                <text:p>1.16333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0.307747">
                <text:p>0.30774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0.306926">
                <text:p>0.30692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20000wmin1000.ukp</text:p>
              </table:table-cell>
              <table:table-cell office:value-type="float" office:value="0.661118">
                <text:p>0.661118</text:p>
              </table:table-cell>
              <table:table-cell office:value-type="float" office:value="17.07333">
                <text:p>17.07333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0.337972">
                <text:p>0.337972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0.338745">
                <text:p>0.338745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0.307496">
                <text:p>0.30749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20000wmin3000.ukp</text:p>
              </table:table-cell>
              <table:table-cell office:value-type="float" office:value="0.761733">
                <text:p>0.761733</text:p>
              </table:table-cell>
              <table:table-cell office:value-type="float" office:value="16.32666">
                <text:p>16.32666</text:p>
              </table:table-cell>
            </table:table-row>
            <table:table-row>
              <table:table-cell office:value-type="string">
                <text:p>n20000wmin300.ukp</text:p>
              </table:table-cell>
              <table:table-cell office:value-type="float" office:value="0.629807">
                <text:p>0.629807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0.323372">
                <text:p>0.323372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0.314995">
                <text:p>0.31499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0.698933">
                <text:p>0.698933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0.357258">
                <text:p>0.357258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0.309461">
                <text:p>0.3094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0.309631">
                <text:p>0.30963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25000wmin3000.ukp</text:p>
              </table:table-cell>
              <table:table-cell office:value-type="float" office:value="0.860632">
                <text:p>0.860632</text:p>
              </table:table-cell>
              <table:table-cell office:value-type="float" office:value="52.58333">
                <text:p>52.58333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0.392875">
                <text:p>0.39287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0.316903">
                <text:p>0.316903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0.361808">
                <text:p>0.361808</text:p>
              </table:table-cell>
              <table:table-cell office:value-type="float" office:value="0.15333">
                <text:p>0.15333</text:p>
              </table:table-cell>
            </table:table-row>
            <table:table-row>
              <table:table-cell office:value-type="string">
                <text:p>n30000wmin1000.ukp</text:p>
              </table:table-cell>
              <table:table-cell office:value-type="float" office:value="0.952955">
                <text:p>0.952955</text:p>
              </table:table-cell>
              <table:table-cell office:value-type="float" office:value="36.58666">
                <text:p>36.58666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0.409785">
                <text:p>0.40978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0.309871">
                <text:p>0.3098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0.310513">
                <text:p>0.31051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30000wmin3000.ukp</text:p>
              </table:table-cell>
              <table:table-cell office:value-type="float" office:value="1.28684">
                <text:p>1.28684</text:p>
              </table:table-cell>
              <table:table-cell office:value-type="float" office:value="1.60667">
                <text:p>1.60667</text:p>
              </table:table-cell>
            </table:table-row>
            <table:table-row>
              <table:table-cell office:value-type="string">
                <text:p>n30000wmin300.ukp</text:p>
              </table:table-cell>
              <table:table-cell office:value-type="float" office:value="0.860041">
                <text:p>0.860041</text:p>
              </table:table-cell>
              <table:table-cell office:value-type="float" office:value="19.90667">
                <text:p>19.90667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0.394118">
                <text:p>0.394118</text:p>
              </table:table-cell>
              <table:table-cell office:value-type="float" office:value="0.17333">
                <text:p>0.17333</text:p>
              </table:table-cell>
            </table:table-row>
            <table:table-row>
              <table:table-cell office:value-type="string">
                <text:p>n30000wmin3.ukp</text:p>
              </table:table-cell>
              <table:table-cell office:value-type="float" office:value="0.317724">
                <text:p>0.3177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5000wmin1000.ukp</text:p>
              </table:table-cell>
              <table:table-cell office:value-type="float" office:value="0.33697">
                <text:p>0.3369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n5000wmin100.ukp</text:p>
              </table:table-cell>
              <table:table-cell office:value-type="float" office:value="0.308032">
                <text:p>0.3080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5000wmin10.ukp</text:p>
              </table:table-cell>
              <table:table-cell office:value-type="float" office:value="0.311781">
                <text:p>0.31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1.ukp</text:p>
              </table:table-cell>
              <table:table-cell office:value-type="float" office:value="0.312689">
                <text:p>0.312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000.ukp</text:p>
              </table:table-cell>
              <table:table-cell office:value-type="float" office:value="0.368235">
                <text:p>0.368235</text:p>
              </table:table-cell>
              <table:table-cell office:value-type="float" office:value="0.32333">
                <text:p>0.32333</text:p>
              </table:table-cell>
            </table:table-row>
            <table:table-row>
              <table:table-cell office:value-type="string">
                <text:p>n5000wmin300.ukp</text:p>
              </table:table-cell>
              <table:table-cell office:value-type="float" office:value="0.305985">
                <text:p>0.30598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5000wmin30.ukp</text:p>
              </table:table-cell>
              <table:table-cell office:value-type="float" office:value="0.307365">
                <text:p>0.307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.ukp</text:p>
              </table:table-cell>
              <table:table-cell office:value-type="float" office:value="0.308463">
                <text:p>0.30846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562cm" svg:y="3.755cm" style:legend-expansion="high" chart:style-name="ch2"/>
        <chart:plot-area chart:style-name="ch3" table:cell-range-address="Sheet1.E1:Sheet1.G49" chart:data-source-has-labels="both" svg:x="0.32cm" svg:y="0.18cm" svg:width="9.922cm" svg:height="8.645cm">
          <chartooo:coordinate-region svg:x="0.941cm" svg:y="0.379cm" svg:width="9.114cm" svg:height="7.799cm"/>
          <chart:axis chart:dimension="x" chart:name="primary-x" chart:style-name="ch4" chartooo:axis-type="auto">
            <chart:categories table:cell-range-address="Sheet1.E2:Sheet1.E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49" chart:label-cell-address="Sheet1.F1:Sheet1.F1" chart:class="chart:scatter">
            <chart:data-point chart:repeated="48"/>
          </chart:series>
          <chart:series chart:style-name="ch7" chart:values-cell-range-address="Sheet1.G2:Sheet1.G49" chart:label-cell-address="Sheet1.G1:Sheet1.G1" chart:class="chart:scatte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External Time (seconds)</text:p>
                <draw:g>
                  <svg:desc>Sheet1.F1:Sheet1.F1</svg:desc>
                </draw:g>
              </table:table-cell>
              <table:table-cell office:value-type="string">
                <text:p>Pyasukp External Time (second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0.ukp</text:p>
                <draw:g>
                  <svg:desc>Sheet1.E2:Sheet1.E49</svg:desc>
                </draw:g>
              </table:table-cell>
              <table:table-cell office:value-type="float" office:value="0.46">
                <text:p>0.46</text:p>
                <draw:g>
                  <svg:desc>Sheet1.F2:Sheet1.F49</svg:desc>
                </draw:g>
              </table:table-cell>
              <table:table-cell office:value-type="float" office:value="7.32">
                <text:p>7.32</text:p>
                <draw:g>
                  <svg:desc>Sheet1.G2:Sheet1.G49</svg:desc>
                </draw:g>
              </table:table-cell>
            </table:table-row>
            <table:table-row>
              <table:table-cell office:value-type="string">
                <text:p>n10000wmin100.ukp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000.ukp</text:p>
              </table:table-cell>
              <table:table-cell office:value-type="float" office:value="0.58">
                <text:p>0.58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n10000wmin300.ukp</text:p>
              </table:table-cell>
              <table:table-cell office:value-type="float" office:value="0.45">
                <text:p>0.4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1000.ukp</text:p>
              </table:table-cell>
              <table:table-cell office:value-type="float" office:value="0.56">
                <text:p>0.56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0.32">
                <text:p>0.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3000.ukp</text:p>
              </table:table-cell>
              <table:table-cell office:value-type="float" office:value="0.55">
                <text:p>0.55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n15000wmin300.ukp</text:p>
              </table:table-cell>
              <table:table-cell office:value-type="float" office:value="0.43">
                <text:p>0.4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20000wmin1000.ukp</text:p>
              </table:table-cell>
              <table:table-cell office:value-type="float" office:value="0.68">
                <text:p>0.68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0.36">
                <text:p>0.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0.32">
                <text:p>0.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0000wmin3000.ukp</text:p>
              </table:table-cell>
              <table:table-cell office:value-type="float" office:value="0.78">
                <text:p>0.78</text:p>
              </table:table-cell>
              <table:table-cell office:value-type="float" office:value="16.34">
                <text:p>16.34</text:p>
              </table:table-cell>
            </table:table-row>
            <table:table-row>
              <table:table-cell office:value-type="string">
                <text:p>n20000wmin300.ukp</text:p>
              </table:table-cell>
              <table:table-cell office:value-type="float" office:value="0.65">
                <text:p>0.65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0.72">
                <text:p>0.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0.38">
                <text:p>0.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3000.ukp</text:p>
              </table:table-cell>
              <table:table-cell office:value-type="float" office:value="0.88">
                <text:p>0.88</text:p>
              </table:table-cell>
              <table:table-cell office:value-type="float" office:value="52.56">
                <text:p>52.56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0.34">
                <text:p>0.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0.38">
                <text:p>0.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n30000wmin1000.ukp</text:p>
              </table:table-cell>
              <table:table-cell office:value-type="float" office:value="0.98">
                <text:p>0.98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0.44">
                <text:p>0.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0.34">
                <text:p>0.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0.34">
                <text:p>0.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30000wmin3000.ukp</text:p>
              </table:table-cell>
              <table:table-cell office:value-type="float" office:value="1.31">
                <text:p>1.3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n30000wmin300.ukp</text:p>
              </table:table-cell>
              <table:table-cell office:value-type="float" office:value="0.89">
                <text:p>0.89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0.42">
                <text:p>0.4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n30000wmin3.ukp</text:p>
              </table:table-cell>
              <table:table-cell office:value-type="float" office:value="0.34">
                <text:p>0.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5000wmin1000.ukp</text:p>
              </table:table-cell>
              <table:table-cell office:value-type="float" office:value="0.34">
                <text:p>0.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n5000wmin100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10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1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000.ukp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n5000wmin300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0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185cm" svg:y="3.755cm" style:legend-expansion="high" chart:style-name="ch2"/>
        <chart:plot-area chart:style-name="ch3" table:cell-range-address="Sheet1.I1:Sheet1.K49" chart:data-source-has-labels="both" svg:x="0.32cm" svg:y="0.18cm" svg:width="9.545cm" svg:height="8.645cm">
          <chartooo:coordinate-region svg:x="1.867cm" svg:y="0.379cm" svg:width="7.811cm" svg:height="7.799cm"/>
          <chart:axis chart:dimension="x" chart:name="primary-x" chart:style-name="ch4" chartooo:axis-type="auto">
            <chart:categories table:cell-range-address="Sheet1.I2:Sheet1.I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49" chart:label-cell-address="Sheet1.J1:Sheet1.J1" chart:class="chart:scatter">
            <chart:data-point chart:repeated="48"/>
          </chart:series>
          <chart:series chart:style-name="ch7" chart:values-cell-range-address="Sheet1.K2:Sheet1.K49" chart:label-cell-address="Sheet1.K1:Sheet1.K1" chart:class="chart:scatte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1.J1:Sheet1.J1</svg:desc>
                </draw:g>
              </table:table-cell>
              <table:table-cell office:value-type="string">
                <text:p>Pyasukp Max Memory Use (Kb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0.ukp</text:p>
                <draw:g>
                  <svg:desc>Sheet1.I2:Sheet1.I49</svg:desc>
                </draw:g>
              </table:table-cell>
              <table:table-cell office:value-type="float" office:value="3129980">
                <text:p>3129980</text:p>
                <draw:g>
                  <svg:desc>Sheet1.J2:Sheet1.J49</svg:desc>
                </draw:g>
              </table:table-cell>
              <table:table-cell office:value-type="float" office:value="42700">
                <text:p>42700</text:p>
                <draw:g>
                  <svg:desc>Sheet1.K2:Sheet1.K49</svg:desc>
                </draw:g>
              </table:table-cell>
            </table:table-row>
            <table:table-row>
              <table:table-cell office:value-type="string">
                <text:p>n10000wmin100.ukp</text:p>
              </table:table-cell>
              <table:table-cell office:value-type="float" office:value="3130152">
                <text:p>3130152</text:p>
              </table:table-cell>
              <table:table-cell office:value-type="float" office:value="8268">
                <text:p>8268</text:p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3130144">
                <text:p>3130144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3129916">
                <text:p>3129916</text:p>
              </table:table-cell>
              <table:table-cell office:value-type="float" office:value="5272">
                <text:p>5272</text:p>
              </table:table-cell>
            </table:table-row>
            <table:table-row>
              <table:table-cell office:value-type="string">
                <text:p>n10000wmin3000.ukp</text:p>
              </table:table-cell>
              <table:table-cell office:value-type="float" office:value="3129980">
                <text:p>3129980</text:p>
              </table:table-cell>
              <table:table-cell office:value-type="float" office:value="305508">
                <text:p>305508</text:p>
              </table:table-cell>
            </table:table-row>
            <table:table-row>
              <table:table-cell office:value-type="string">
                <text:p>n10000wmin300.ukp</text:p>
              </table:table-cell>
              <table:table-cell office:value-type="float" office:value="3130124">
                <text:p>3130124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3130092">
                <text:p>3130092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3130116">
                <text:p>3130116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string">
                <text:p>n15000wmin1000.ukp</text:p>
              </table:table-cell>
              <table:table-cell office:value-type="float" office:value="3130136">
                <text:p>3130136</text:p>
              </table:table-cell>
              <table:table-cell office:value-type="float" office:value="26432">
                <text:p>26432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3130320">
                <text:p>3130320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3130104">
                <text:p>3130104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3130312">
                <text:p>3130312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n15000wmin3000.ukp</text:p>
              </table:table-cell>
              <table:table-cell office:value-type="float" office:value="3130336">
                <text:p>3130336</text:p>
              </table:table-cell>
              <table:table-cell office:value-type="float" office:value="33328">
                <text:p>33328</text:p>
              </table:table-cell>
            </table:table-row>
            <table:table-row>
              <table:table-cell office:value-type="string">
                <text:p>n15000wmin300.ukp</text:p>
              </table:table-cell>
              <table:table-cell office:value-type="float" office:value="3130320">
                <text:p>3130320</text:p>
              </table:table-cell>
              <table:table-cell office:value-type="float" office:value="27988">
                <text:p>27988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3130184">
                <text:p>3130184</text:p>
              </table:table-cell>
              <table:table-cell office:value-type="float" office:value="5552">
                <text:p>5552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3130372">
                <text:p>3130372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string">
                <text:p>n20000wmin1000.ukp</text:p>
              </table:table-cell>
              <table:table-cell office:value-type="float" office:value="3130312">
                <text:p>3130312</text:p>
              </table:table-cell>
              <table:table-cell office:value-type="float" office:value="109368">
                <text:p>109368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3130356">
                <text:p>3130356</text:p>
              </table:table-cell>
              <table:table-cell office:value-type="float" office:value="8908">
                <text:p>8908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3130416">
                <text:p>3130416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3130312">
                <text:p>3130312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n20000wmin3000.ukp</text:p>
              </table:table-cell>
              <table:table-cell office:value-type="float" office:value="3130348">
                <text:p>3130348</text:p>
              </table:table-cell>
              <table:table-cell office:value-type="float" office:value="240476">
                <text:p>240476</text:p>
              </table:table-cell>
            </table:table-row>
            <table:table-row>
              <table:table-cell office:value-type="string">
                <text:p>n20000wmin300.ukp</text:p>
              </table:table-cell>
              <table:table-cell office:value-type="float" office:value="3130424">
                <text:p>3130424</text:p>
              </table:table-cell>
              <table:table-cell office:value-type="float" office:value="32076">
                <text:p>32076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3130176">
                <text:p>3130176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3130248">
                <text:p>3130248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3130424">
                <text:p>3130424</text:p>
              </table:table-cell>
              <table:table-cell office:value-type="float" office:value="25364">
                <text:p>25364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3130396">
                <text:p>3130396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3130244">
                <text:p>3130244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3130420">
                <text:p>3130420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n25000wmin3000.ukp</text:p>
              </table:table-cell>
              <table:table-cell office:value-type="float" office:value="3130248">
                <text:p>3130248</text:p>
              </table:table-cell>
              <table:table-cell office:value-type="float" office:value="56376">
                <text:p>56376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3130416">
                <text:p>3130416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3130244">
                <text:p>3130244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3130244">
                <text:p>3130244</text:p>
              </table:table-cell>
              <table:table-cell office:value-type="float" office:value="24536">
                <text:p>24536</text:p>
              </table:table-cell>
            </table:table-row>
            <table:table-row>
              <table:table-cell office:value-type="string">
                <text:p>n30000wmin1000.ukp</text:p>
              </table:table-cell>
              <table:table-cell office:value-type="float" office:value="3130620">
                <text:p>3130620</text:p>
              </table:table-cell>
              <table:table-cell office:value-type="float" office:value="147196">
                <text:p>147196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3130604">
                <text:p>3130604</text:p>
              </table:table-cell>
              <table:table-cell office:value-type="float" office:value="20780">
                <text:p>20780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3130516">
                <text:p>3130516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3130308">
                <text:p>3130308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n30000wmin3000.ukp</text:p>
              </table:table-cell>
              <table:table-cell office:value-type="float" office:value="3130488">
                <text:p>3130488</text:p>
              </table:table-cell>
              <table:table-cell office:value-type="float" office:value="29352">
                <text:p>29352</text:p>
              </table:table-cell>
            </table:table-row>
            <table:table-row>
              <table:table-cell office:value-type="string">
                <text:p>n30000wmin300.ukp</text:p>
              </table:table-cell>
              <table:table-cell office:value-type="float" office:value="3130508">
                <text:p>3130508</text:p>
              </table:table-cell>
              <table:table-cell office:value-type="float" office:value="3190004">
                <text:p>3190004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3130500">
                <text:p>3130500</text:p>
              </table:table-cell>
              <table:table-cell office:value-type="float" office:value="15816">
                <text:p>15816</text:p>
              </table:table-cell>
            </table:table-row>
            <table:table-row>
              <table:table-cell office:value-type="string">
                <text:p>n30000wmin3.ukp</text:p>
              </table:table-cell>
              <table:table-cell office:value-type="float" office:value="3130516">
                <text:p>3130516</text:p>
              </table:table-cell>
              <table:table-cell office:value-type="float" office:value="9104">
                <text:p>9104</text:p>
              </table:table-cell>
            </table:table-row>
            <table:table-row>
              <table:table-cell office:value-type="string">
                <text:p>n5000wmin1000.ukp</text:p>
              </table:table-cell>
              <table:table-cell office:value-type="float" office:value="3129868">
                <text:p>3129868</text:p>
              </table:table-cell>
              <table:table-cell office:value-type="float" office:value="27508">
                <text:p>27508</text:p>
              </table:table-cell>
            </table:table-row>
            <table:table-row>
              <table:table-cell office:value-type="string">
                <text:p>n5000wmin100.ukp</text:p>
              </table:table-cell>
              <table:table-cell office:value-type="float" office:value="3130120">
                <text:p>313012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n5000wmin10.ukp</text:p>
              </table:table-cell>
              <table:table-cell office:value-type="float" office:value="3129900">
                <text:p>3129900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n5000wmin1.ukp</text:p>
              </table:table-cell>
              <table:table-cell office:value-type="float" office:value="3129900">
                <text:p>312990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n5000wmin3000.ukp</text:p>
              </table:table-cell>
              <table:table-cell office:value-type="float" office:value="3130080">
                <text:p>3130080</text:p>
              </table:table-cell>
              <table:table-cell office:value-type="float" office:value="24592">
                <text:p>24592</text:p>
              </table:table-cell>
            </table:table-row>
            <table:table-row>
              <table:table-cell office:value-type="string">
                <text:p>n5000wmin300.ukp</text:p>
              </table:table-cell>
              <table:table-cell office:value-type="float" office:value="3130124">
                <text:p>3130124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string">
                <text:p>n5000wmin30.ukp</text:p>
              </table:table-cell>
              <table:table-cell office:value-type="float" office:value="3129896">
                <text:p>3129896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n5000wmin3.ukp</text:p>
              </table:table-cell>
              <table:table-cell office:value-type="float" office:value="3130072">
                <text:p>3130072</text:p>
              </table:table-cell>
              <table:table-cell office:value-type="float" office:value="4912">
                <text:p>49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